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9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brown_mushroom</text:p>
          </table:table-cell>
          <table:table-cell office:value-type="string">
            <text:p>Boletus edulis</text:p>
          </table:table-cell>
        </table:table-row>
        <table:table-row table:style-name="ro1">
          <table:table-cell office:value-type="string">
            <text:p>red_mushroom</text:p>
          </table:table-cell>
          <table:table-cell office:value-type="string">
            <text:p>Amanita muscaria</text:p>
          </table:table-cell>
        </table:table-row>
        <table:table-row table:style-name="ro1">
          <table:table-cell office:value-type="string">
            <text:p>bamboo</text:p>
          </table:table-cell>
          <table:table-cell office:value-type="string">
            <text:p>Bambusoideae</text:p>
          </table:table-cell>
        </table:table-row>
        <table:table-row table:style-name="ro1">
          <table:table-cell office:value-type="string">
            <text:p>sugar_cane</text:p>
          </table:table-cell>
          <table:table-cell office:value-type="string">
            <text:p>Saccharum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Cactaceae</text:p>
          </table:table-cell>
        </table:table-row>
        <table:table-row table:style-name="ro1">
          <table:table-cell office:value-type="string">
            <text:p>wheat_seeds</text:p>
          </table:table-cell>
          <table:table-cell office:value-type="string">
            <text:p>Triticum</text:p>
          </table:table-cell>
        </table:table-row>
        <table:table-row table:style-name="ro1">
          <table:table-cell office:value-type="string">
            <text:p>cocoa_seeds</text:p>
          </table:table-cell>
          <table:table-cell office:value-type="string">
            <text:p>Theobroma cacao</text:p>
          </table:table-cell>
        </table:table-row>
        <table:table-row table:style-name="ro1">
          <table:table-cell office:value-type="string">
            <text:p>pumpkin_seeds</text:p>
          </table:table-cell>
          <table:table-cell office:value-type="string">
            <text:p>Cucurbita</text:p>
          </table:table-cell>
        </table:table-row>
        <table:table-row table:style-name="ro1">
          <table:table-cell office:value-type="string">
            <text:p>melon_seeds</text:p>
          </table:table-cell>
          <table:table-cell office:value-type="string">
            <text:p>Citrullus</text:p>
          </table:table-cell>
        </table:table-row>
        <table:table-row table:style-name="ro1">
          <table:table-cell office:value-type="string">
            <text:p>beetroot_seeds</text:p>
          </table:table-cell>
          <table:table-cell office:value-type="string">
            <text:p>Beta vulgaris</text:p>
          </table:table-cell>
        </table:table-row>
        <table:table-row table:style-name="ro1">
          <table:table-cell office:value-type="string">
            <text:p>torchflower_seeds</text:p>
          </table:table-cell>
          <table:table-cell office:value-type="string">
            <text:p>Etlingera elatior</text:p>
          </table:table-cell>
        </table:table-row>
        <table:table-row table:style-name="ro1">
          <table:table-cell office:value-type="string">
            <text:p>glow_berries</text:p>
          </table:table-cell>
          <table:table-cell office:value-type="string">
            <text:p>Glow Malinae</text:p>
          </table:table-cell>
        </table:table-row>
        <table:table-row table:style-name="ro1">
          <table:table-cell office:value-type="string">
            <text:p>sweet_berries</text:p>
          </table:table-cell>
          <table:table-cell office:value-type="string">
            <text:p>Synsepalum dulcificum</text:p>
          </table:table-cell>
        </table:table-row>
        <table:table-row table:style-name="ro1">
          <table:table-cell office:value-type="string">
            <text:p>nether_wart</text:p>
          </table:table-cell>
          <table:table-cell office:value-type="string">
            <text:p>nether Malinae</text:p>
          </table:table-cell>
        </table:table-row>
        <table:table-row table:style-name="ro1">
          <table:table-cell office:value-type="string">
            <text:p>kelp</text:p>
          </table:table-cell>
          <table:table-cell office:value-type="string">
            <text:p>Laminariales</text:p>
          </table:table-cell>
        </table:table-row>
        <table:table-row table:style-name="ro1">
          <table:table-cell office:value-type="string">
            <text:p>sea_pickle</text:p>
          </table:table-cell>
          <table:table-cell office:value-type="string">
            <text:p>Salicornia</text:p>
          </table:table-cell>
        </table:table-row>
        <table:table-row table:style-name="ro1">
          <table:table-cell office:value-type="string">
            <text:p>chorus_plant</text:p>
          </table:table-cell>
          <table:table-cell office:value-type="string">
            <text:p>Chorus Musa </text:p>
          </table:table-cell>
        </table:table-row>
        <table:table-row table:style-name="ro1">
          <table:table-cell office:value-type="string">
            <text:p>carrot</text:p>
          </table:table-cell>
          <table:table-cell office:value-type="string">
            <text:p>Daucus carota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Malus domestica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string">
            <text:p>Solanum tuberosum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2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2:05:01.76</dc:date>
    <meta:generator>OpenOffice/4.1.16$Win32 OpenOffice.org_project/4116m3$Build-9816</meta:generator>
    <meta:editing-duration>PT4H49M24S</meta:editing-duration>
    <meta:editing-cycles>57</meta:editing-cycles>
    <meta:document-statistic meta:table-count="13" meta:cell-count="553" meta:object-count="0"/>
  </office:meta>
</office:document-meta>
</file>